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amera Resolu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h [pix]=</text:p>
          </table:table-cell>
          <table:table-cell table:style-name="ce2" office:value-type="float" office:value="1280" calcext:value-type="float">
            <text:p>12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v [pix]=</text:p>
          </table:table-cell>
          <table:table-cell table:style-name="ce2" office:value-type="float" office:value="720" calcext:value-type="float">
            <text:p>7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Spatial resolution measurement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 [mm]</text:p>
          </table:table-cell>
          <table:table-cell table:style-name="ce2" office:value-type="string" calcext:value-type="string">
            <text:p>Rs[mm/pix]</text:p>
          </table:table-cell>
          <table:table-cell table:number-columns-repeated="102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table:formula="of:=10/83" office:value-type="float" office:value="0.1204819277" calcext:value-type="float">
            <text:p>0.1204819277</text:p>
          </table:table-cell>
          <table:table-cell table:number-columns-repeated="1022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table:formula="of:=10/32" office:value-type="float" office:value="0.3125" calcext:value-type="float">
            <text:p>0.312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Camera constant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K= </text:p>
          </table:table-cell>
          <table:table-cell table:style-name="ce5" table:formula="of:=([.A8]-[.A9])/([.B8]-[.B9])" office:value-type="float" office:value="989.4901961" calcext:value-type="float">
            <text:p>989.490196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 [mm] =</text:p>
          </table:table-cell>
          <table:table-cell table:style-name="ce5" table:formula="of:=[.A8]-[.B13]*[.B8]" office:value-type="float" office:value="-9.215686275" calcext:value-type="float">
            <text:p>-9.21568627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lot valu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s[mm/pix]</text:p>
          </table:table-cell>
          <table:table-cell table:style-name="ce2" office:value-type="string" calcext:value-type="string">
            <text:p>D [mm]</text:p>
          </table:table-cell>
          <table:table-cell table:style-name="ce2" office:value-type="string" calcext:value-type="string">
            <text:p>FOVh [mm]</text:p>
          </table:table-cell>
          <table:table-cell table:style-name="ce2" office:value-type="string" calcext:value-type="string">
            <text:p>FOVv [mm]</text:p>
          </table:table-cell>
          <table:table-cell>
            <draw:frame table:end-cell-address="'Full 1'.K35" table:end-x="61.31pt" table:end-y="3.74pt" draw:z-index="0" draw:name="Chart 1" draw:style-name="gr1" draw:text-style-name="P1" svg:width="449.97pt" svg:height="278.22pt" svg:x="32.26pt" svg:y="9.01pt">
              <draw:object draw:notify-on-update-of-ranges="'Full 1'.A18:'Full 1'.A42 'Full 1'.B16:'Full 1'.B17 'Full 1'.B18:'Full 1'.B42 'Full 1'.C16:'Full 1'.C17 'Full 1'.C18:'Full 1'.C42 'Full 1'.D16:'Full 1'.D17 'Full 1'.D18:'Full 1'.D4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" office:value-type="float" office:value="0.06" calcext:value-type="float">
            <text:p>0.06</text:p>
          </table:table-cell>
          <table:table-cell table:style-name="ce6" table:formula="of:=[.$B$13]*[.A18]+[.$B$14]" office:value-type="float" office:value="50.153725491" calcext:value-type="float">
            <text:p>50.15</text:p>
          </table:table-cell>
          <table:table-cell table:style-name="ce6" table:formula="of:=[.$B$3]*[.A18]" office:value-type="float" office:value="76.8" calcext:value-type="float">
            <text:p>76.80</text:p>
          </table:table-cell>
          <table:table-cell table:style-name="ce6" table:formula="of:=[.$B$4]*[.A18]" office:value-type="float" office:value="43.2" calcext:value-type="float">
            <text:p>43.20</text:p>
          </table:table-cell>
          <table:table-cell table:number-columns-repeated="1020"/>
        </table:table-row>
        <table:table-row table:style-name="ro2">
          <table:table-cell table:style-name="ce3" office:value-type="float" office:value="0.07" calcext:value-type="float">
            <text:p>0.07</text:p>
          </table:table-cell>
          <table:table-cell table:style-name="ce6" table:formula="of:=[.$B$13]*[.A19]+[.$B$14]" office:value-type="float" office:value="60.048627452" calcext:value-type="float">
            <text:p>60.05</text:p>
          </table:table-cell>
          <table:table-cell table:style-name="ce6" table:formula="of:=[.$B$3]*[.A19]" office:value-type="float" office:value="89.6" calcext:value-type="float">
            <text:p>89.60</text:p>
          </table:table-cell>
          <table:table-cell table:style-name="ce6" table:formula="of:=[.$B$4]*[.A19]" office:value-type="float" office:value="50.4" calcext:value-type="float">
            <text:p>50.40</text:p>
          </table:table-cell>
          <table:table-cell table:number-columns-repeated="1020"/>
        </table:table-row>
        <table:table-row table:style-name="ro2">
          <table:table-cell table:style-name="ce3" office:value-type="float" office:value="0.08" calcext:value-type="float">
            <text:p>0.08</text:p>
          </table:table-cell>
          <table:table-cell table:style-name="ce6" table:formula="of:=[.$B$13]*[.A20]+[.$B$14]" office:value-type="float" office:value="69.943529413" calcext:value-type="float">
            <text:p>69.94</text:p>
          </table:table-cell>
          <table:table-cell table:style-name="ce6" table:formula="of:=[.$B$3]*[.A20]" office:value-type="float" office:value="102.4" calcext:value-type="float">
            <text:p>102.40</text:p>
          </table:table-cell>
          <table:table-cell table:style-name="ce6" table:formula="of:=[.$B$4]*[.A20]" office:value-type="float" office:value="57.6" calcext:value-type="float">
            <text:p>57.60</text:p>
          </table:table-cell>
          <table:table-cell table:number-columns-repeated="1020"/>
        </table:table-row>
        <table:table-row table:style-name="ro2">
          <table:table-cell table:style-name="ce3" office:value-type="float" office:value="0.09" calcext:value-type="float">
            <text:p>0.09</text:p>
          </table:table-cell>
          <table:table-cell table:style-name="ce6" table:formula="of:=[.$B$13]*[.A21]+[.$B$14]" office:value-type="float" office:value="79.838431374" calcext:value-type="float">
            <text:p>79.84</text:p>
          </table:table-cell>
          <table:table-cell table:style-name="ce6" table:formula="of:=[.$B$3]*[.A21]" office:value-type="float" office:value="115.2" calcext:value-type="float">
            <text:p>115.20</text:p>
          </table:table-cell>
          <table:table-cell table:style-name="ce6" table:formula="of:=[.$B$4]*[.A21]" office:value-type="float" office:value="64.8" calcext:value-type="float">
            <text:p>64.80</text:p>
          </table:table-cell>
          <table:table-cell table:number-columns-repeated="1020"/>
        </table:table-row>
        <table:table-row table:style-name="ro2">
          <table:table-cell table:style-name="ce3" office:value-type="float" office:value="0.1" calcext:value-type="float">
            <text:p>0.10</text:p>
          </table:table-cell>
          <table:table-cell table:style-name="ce6" table:formula="of:=[.$B$13]*[.A22]+[.$B$14]" office:value-type="float" office:value="89.733333335" calcext:value-type="float">
            <text:p>89.73</text:p>
          </table:table-cell>
          <table:table-cell table:style-name="ce6" table:formula="of:=[.$B$3]*[.A22]" office:value-type="float" office:value="128" calcext:value-type="float">
            <text:p>128.00</text:p>
          </table:table-cell>
          <table:table-cell table:style-name="ce6" table:formula="of:=[.$B$4]*[.A22]" office:value-type="float" office:value="72" calcext:value-type="float">
            <text:p>72.00</text:p>
          </table:table-cell>
          <table:table-cell table:number-columns-repeated="1020"/>
        </table:table-row>
        <table:table-row table:style-name="ro2">
          <table:table-cell table:style-name="ce3" office:value-type="float" office:value="0.11" calcext:value-type="float">
            <text:p>0.11</text:p>
          </table:table-cell>
          <table:table-cell table:style-name="ce6" table:formula="of:=[.$B$13]*[.A23]+[.$B$14]" office:value-type="float" office:value="99.628235296" calcext:value-type="float">
            <text:p>99.63</text:p>
          </table:table-cell>
          <table:table-cell table:style-name="ce6" table:formula="of:=[.$B$3]*[.A23]" office:value-type="float" office:value="140.8" calcext:value-type="float">
            <text:p>140.80</text:p>
          </table:table-cell>
          <table:table-cell table:style-name="ce6" table:formula="of:=[.$B$4]*[.A23]" office:value-type="float" office:value="79.2" calcext:value-type="float">
            <text:p>79.20</text:p>
          </table:table-cell>
          <table:table-cell table:number-columns-repeated="1020"/>
        </table:table-row>
        <table:table-row table:style-name="ro2">
          <table:table-cell table:style-name="ce3" office:value-type="float" office:value="0.12" calcext:value-type="float">
            <text:p>0.12</text:p>
          </table:table-cell>
          <table:table-cell table:style-name="ce6" table:formula="of:=[.$B$13]*[.A24]+[.$B$14]" office:value-type="float" office:value="109.523137257" calcext:value-type="float">
            <text:p>109.52</text:p>
          </table:table-cell>
          <table:table-cell table:style-name="ce6" table:formula="of:=[.$B$3]*[.A24]" office:value-type="float" office:value="153.6" calcext:value-type="float">
            <text:p>153.60</text:p>
          </table:table-cell>
          <table:table-cell table:style-name="ce6" table:formula="of:=[.$B$4]*[.A24]" office:value-type="float" office:value="86.4" calcext:value-type="float">
            <text:p>86.40</text:p>
          </table:table-cell>
          <table:table-cell table:number-columns-repeated="1020"/>
        </table:table-row>
        <table:table-row table:style-name="ro2">
          <table:table-cell table:style-name="ce3" office:value-type="float" office:value="0.13" calcext:value-type="float">
            <text:p>0.13</text:p>
          </table:table-cell>
          <table:table-cell table:style-name="ce6" table:formula="of:=[.$B$13]*[.A25]+[.$B$14]" office:value-type="float" office:value="119.418039218" calcext:value-type="float">
            <text:p>119.42</text:p>
          </table:table-cell>
          <table:table-cell table:style-name="ce6" table:formula="of:=[.$B$3]*[.A25]" office:value-type="float" office:value="166.4" calcext:value-type="float">
            <text:p>166.40</text:p>
          </table:table-cell>
          <table:table-cell table:style-name="ce6" table:formula="of:=[.$B$4]*[.A25]" office:value-type="float" office:value="93.6" calcext:value-type="float">
            <text:p>93.60</text:p>
          </table:table-cell>
          <table:table-cell table:number-columns-repeated="1020"/>
        </table:table-row>
        <table:table-row table:style-name="ro2">
          <table:table-cell table:style-name="ce3" office:value-type="float" office:value="0.14" calcext:value-type="float">
            <text:p>0.14</text:p>
          </table:table-cell>
          <table:table-cell table:style-name="ce6" table:formula="of:=[.$B$13]*[.A26]+[.$B$14]" office:value-type="float" office:value="129.312941179" calcext:value-type="float">
            <text:p>129.31</text:p>
          </table:table-cell>
          <table:table-cell table:style-name="ce6" table:formula="of:=[.$B$3]*[.A26]" office:value-type="float" office:value="179.2" calcext:value-type="float">
            <text:p>179.20</text:p>
          </table:table-cell>
          <table:table-cell table:style-name="ce6" table:formula="of:=[.$B$4]*[.A26]" office:value-type="float" office:value="100.8" calcext:value-type="float">
            <text:p>100.80</text:p>
          </table:table-cell>
          <table:table-cell table:number-columns-repeated="1020"/>
        </table:table-row>
        <table:table-row table:style-name="ro2">
          <table:table-cell table:style-name="ce3" office:value-type="float" office:value="0.15" calcext:value-type="float">
            <text:p>0.15</text:p>
          </table:table-cell>
          <table:table-cell table:style-name="ce6" table:formula="of:=[.$B$13]*[.A27]+[.$B$14]" office:value-type="float" office:value="139.20784314" calcext:value-type="float">
            <text:p>139.21</text:p>
          </table:table-cell>
          <table:table-cell table:style-name="ce6" table:formula="of:=[.$B$3]*[.A27]" office:value-type="float" office:value="192" calcext:value-type="float">
            <text:p>192.00</text:p>
          </table:table-cell>
          <table:table-cell table:style-name="ce6" table:formula="of:=[.$B$4]*[.A27]" office:value-type="float" office:value="108" calcext:value-type="float">
            <text:p>108.00</text:p>
          </table:table-cell>
          <table:table-cell table:number-columns-repeated="1020"/>
        </table:table-row>
        <table:table-row table:style-name="ro2">
          <table:table-cell table:style-name="ce3" office:value-type="float" office:value="0.16" calcext:value-type="float">
            <text:p>0.16</text:p>
          </table:table-cell>
          <table:table-cell table:style-name="ce6" table:formula="of:=[.$B$13]*[.A28]+[.$B$14]" office:value-type="float" office:value="149.102745101" calcext:value-type="float">
            <text:p>149.10</text:p>
          </table:table-cell>
          <table:table-cell table:style-name="ce6" table:formula="of:=[.$B$3]*[.A28]" office:value-type="float" office:value="204.8" calcext:value-type="float">
            <text:p>204.80</text:p>
          </table:table-cell>
          <table:table-cell table:style-name="ce6" table:formula="of:=[.$B$4]*[.A28]" office:value-type="float" office:value="115.2" calcext:value-type="float">
            <text:p>115.20</text:p>
          </table:table-cell>
          <table:table-cell table:number-columns-repeated="1020"/>
        </table:table-row>
        <table:table-row table:style-name="ro2">
          <table:table-cell table:style-name="ce3" office:value-type="float" office:value="0.17" calcext:value-type="float">
            <text:p>0.17</text:p>
          </table:table-cell>
          <table:table-cell table:style-name="ce6" table:formula="of:=[.$B$13]*[.A29]+[.$B$14]" office:value-type="float" office:value="158.997647062" calcext:value-type="float">
            <text:p>159.00</text:p>
          </table:table-cell>
          <table:table-cell table:style-name="ce6" table:formula="of:=[.$B$3]*[.A29]" office:value-type="float" office:value="217.6" calcext:value-type="float">
            <text:p>217.60</text:p>
          </table:table-cell>
          <table:table-cell table:style-name="ce6" table:formula="of:=[.$B$4]*[.A29]" office:value-type="float" office:value="122.4" calcext:value-type="float">
            <text:p>122.40</text:p>
          </table:table-cell>
          <table:table-cell table:number-columns-repeated="1020"/>
        </table:table-row>
        <table:table-row table:style-name="ro2">
          <table:table-cell table:style-name="ce3" office:value-type="float" office:value="0.18" calcext:value-type="float">
            <text:p>0.18</text:p>
          </table:table-cell>
          <table:table-cell table:style-name="ce6" table:formula="of:=[.$B$13]*[.A30]+[.$B$14]" office:value-type="float" office:value="168.892549023" calcext:value-type="float">
            <text:p>168.89</text:p>
          </table:table-cell>
          <table:table-cell table:style-name="ce6" table:formula="of:=[.$B$3]*[.A30]" office:value-type="float" office:value="230.4" calcext:value-type="float">
            <text:p>230.40</text:p>
          </table:table-cell>
          <table:table-cell table:style-name="ce6" table:formula="of:=[.$B$4]*[.A30]" office:value-type="float" office:value="129.6" calcext:value-type="float">
            <text:p>129.60</text:p>
          </table:table-cell>
          <table:table-cell table:number-columns-repeated="1020"/>
        </table:table-row>
        <table:table-row table:style-name="ro2">
          <table:table-cell table:style-name="ce3" office:value-type="float" office:value="0.19" calcext:value-type="float">
            <text:p>0.19</text:p>
          </table:table-cell>
          <table:table-cell table:style-name="ce6" table:formula="of:=[.$B$13]*[.A31]+[.$B$14]" office:value-type="float" office:value="178.787450984" calcext:value-type="float">
            <text:p>178.79</text:p>
          </table:table-cell>
          <table:table-cell table:style-name="ce6" table:formula="of:=[.$B$3]*[.A31]" office:value-type="float" office:value="243.2" calcext:value-type="float">
            <text:p>243.20</text:p>
          </table:table-cell>
          <table:table-cell table:style-name="ce6" table:formula="of:=[.$B$4]*[.A31]" office:value-type="float" office:value="136.8" calcext:value-type="float">
            <text:p>136.80</text:p>
          </table:table-cell>
          <table:table-cell table:number-columns-repeated="1020"/>
        </table:table-row>
        <table:table-row table:style-name="ro2">
          <table:table-cell table:style-name="ce3" office:value-type="float" office:value="0.2" calcext:value-type="float">
            <text:p>0.20</text:p>
          </table:table-cell>
          <table:table-cell table:style-name="ce6" table:formula="of:=[.$B$13]*[.A32]+[.$B$14]" office:value-type="float" office:value="188.682352945" calcext:value-type="float">
            <text:p>188.68</text:p>
          </table:table-cell>
          <table:table-cell table:style-name="ce6" table:formula="of:=[.$B$3]*[.A32]" office:value-type="float" office:value="256" calcext:value-type="float">
            <text:p>256.00</text:p>
          </table:table-cell>
          <table:table-cell table:style-name="ce6" table:formula="of:=[.$B$4]*[.A32]" office:value-type="float" office:value="144" calcext:value-type="float">
            <text:p>144.00</text:p>
          </table:table-cell>
          <table:table-cell table:number-columns-repeated="1020"/>
        </table:table-row>
        <table:table-row table:style-name="ro2">
          <table:table-cell table:style-name="ce3" office:value-type="float" office:value="0.21" calcext:value-type="float">
            <text:p>0.21</text:p>
          </table:table-cell>
          <table:table-cell table:style-name="ce6" table:formula="of:=[.$B$13]*[.A33]+[.$B$14]" office:value-type="float" office:value="198.577254906" calcext:value-type="float">
            <text:p>198.58</text:p>
          </table:table-cell>
          <table:table-cell table:style-name="ce6" table:formula="of:=[.$B$3]*[.A33]" office:value-type="float" office:value="268.8" calcext:value-type="float">
            <text:p>268.80</text:p>
          </table:table-cell>
          <table:table-cell table:style-name="ce6" table:formula="of:=[.$B$4]*[.A33]" office:value-type="float" office:value="151.2" calcext:value-type="float">
            <text:p>151.20</text:p>
          </table:table-cell>
          <table:table-cell table:number-columns-repeated="1020"/>
        </table:table-row>
        <table:table-row table:style-name="ro2">
          <table:table-cell table:style-name="ce3" office:value-type="float" office:value="0.22" calcext:value-type="float">
            <text:p>0.22</text:p>
          </table:table-cell>
          <table:table-cell table:style-name="ce6" table:formula="of:=[.$B$13]*[.A34]+[.$B$14]" office:value-type="float" office:value="208.472156867" calcext:value-type="float">
            <text:p>208.47</text:p>
          </table:table-cell>
          <table:table-cell table:style-name="ce6" table:formula="of:=[.$B$3]*[.A34]" office:value-type="float" office:value="281.6" calcext:value-type="float">
            <text:p>281.60</text:p>
          </table:table-cell>
          <table:table-cell table:style-name="ce6" table:formula="of:=[.$B$4]*[.A34]" office:value-type="float" office:value="158.4" calcext:value-type="float">
            <text:p>158.40</text:p>
          </table:table-cell>
          <table:table-cell table:number-columns-repeated="1020"/>
        </table:table-row>
        <table:table-row table:style-name="ro2">
          <table:table-cell table:style-name="ce3" office:value-type="float" office:value="0.23" calcext:value-type="float">
            <text:p>0.23</text:p>
          </table:table-cell>
          <table:table-cell table:style-name="ce6" table:formula="of:=[.$B$13]*[.A35]+[.$B$14]" office:value-type="float" office:value="218.367058828" calcext:value-type="float">
            <text:p>218.37</text:p>
          </table:table-cell>
          <table:table-cell table:style-name="ce6" table:formula="of:=[.$B$3]*[.A35]" office:value-type="float" office:value="294.4" calcext:value-type="float">
            <text:p>294.40</text:p>
          </table:table-cell>
          <table:table-cell table:style-name="ce6" table:formula="of:=[.$B$4]*[.A35]" office:value-type="float" office:value="165.6" calcext:value-type="float">
            <text:p>165.60</text:p>
          </table:table-cell>
          <table:table-cell table:number-columns-repeated="1020"/>
        </table:table-row>
        <table:table-row table:style-name="ro2">
          <table:table-cell table:style-name="ce3" office:value-type="float" office:value="0.24" calcext:value-type="float">
            <text:p>0.24</text:p>
          </table:table-cell>
          <table:table-cell table:style-name="ce6" table:formula="of:=[.$B$13]*[.A36]+[.$B$14]" office:value-type="float" office:value="228.261960789" calcext:value-type="float">
            <text:p>228.26</text:p>
          </table:table-cell>
          <table:table-cell table:style-name="ce6" table:formula="of:=[.$B$3]*[.A36]" office:value-type="float" office:value="307.2" calcext:value-type="float">
            <text:p>307.20</text:p>
          </table:table-cell>
          <table:table-cell table:style-name="ce6" table:formula="of:=[.$B$4]*[.A36]" office:value-type="float" office:value="172.8" calcext:value-type="float">
            <text:p>172.80</text:p>
          </table:table-cell>
          <table:table-cell table:number-columns-repeated="1020"/>
        </table:table-row>
        <table:table-row table:style-name="ro2">
          <table:table-cell table:style-name="ce3" office:value-type="float" office:value="0.25" calcext:value-type="float">
            <text:p>0.25</text:p>
          </table:table-cell>
          <table:table-cell table:style-name="ce6" table:formula="of:=[.$B$13]*[.A37]+[.$B$14]" office:value-type="float" office:value="238.15686275" calcext:value-type="float">
            <text:p>238.16</text:p>
          </table:table-cell>
          <table:table-cell table:style-name="ce6" table:formula="of:=[.$B$3]*[.A37]" office:value-type="float" office:value="320" calcext:value-type="float">
            <text:p>320.00</text:p>
          </table:table-cell>
          <table:table-cell table:style-name="ce6" table:formula="of:=[.$B$4]*[.A37]" office:value-type="float" office:value="180" calcext:value-type="float">
            <text:p>180.00</text:p>
          </table:table-cell>
          <table:table-cell table:number-columns-repeated="1020"/>
        </table:table-row>
        <table:table-row table:style-name="ro2">
          <table:table-cell table:style-name="ce4" office:value-type="float" office:value="0.26" calcext:value-type="float">
            <text:p>0.26</text:p>
          </table:table-cell>
          <table:table-cell table:style-name="ce6" table:formula="of:=[.$B$13]*[.A38]+[.$B$14]" office:value-type="float" office:value="248.051764711" calcext:value-type="float">
            <text:p>248.05</text:p>
          </table:table-cell>
          <table:table-cell table:style-name="ce6" table:formula="of:=[.$B$3]*[.A38]" office:value-type="float" office:value="332.8" calcext:value-type="float">
            <text:p>332.80</text:p>
          </table:table-cell>
          <table:table-cell table:style-name="ce6" table:formula="of:=[.$B$4]*[.A38]" office:value-type="float" office:value="187.2" calcext:value-type="float">
            <text:p>187.20</text:p>
          </table:table-cell>
          <table:table-cell table:number-columns-repeated="1020"/>
        </table:table-row>
        <table:table-row table:style-name="ro2">
          <table:table-cell table:style-name="ce3" office:value-type="float" office:value="0.27" calcext:value-type="float">
            <text:p>0.27</text:p>
          </table:table-cell>
          <table:table-cell table:style-name="ce6" table:formula="of:=[.$B$13]*[.A39]+[.$B$14]" office:value-type="float" office:value="257.946666672" calcext:value-type="float">
            <text:p>257.95</text:p>
          </table:table-cell>
          <table:table-cell table:style-name="ce6" table:formula="of:=[.$B$3]*[.A39]" office:value-type="float" office:value="345.6" calcext:value-type="float">
            <text:p>345.60</text:p>
          </table:table-cell>
          <table:table-cell table:style-name="ce6" table:formula="of:=[.$B$4]*[.A39]" office:value-type="float" office:value="194.4" calcext:value-type="float">
            <text:p>194.40</text:p>
          </table:table-cell>
          <table:table-cell table:number-columns-repeated="1020"/>
        </table:table-row>
        <table:table-row table:style-name="ro2">
          <table:table-cell table:style-name="ce3" office:value-type="float" office:value="0.28" calcext:value-type="float">
            <text:p>0.28</text:p>
          </table:table-cell>
          <table:table-cell table:style-name="ce6" table:formula="of:=[.$B$13]*[.A40]+[.$B$14]" office:value-type="float" office:value="267.841568633" calcext:value-type="float">
            <text:p>267.84</text:p>
          </table:table-cell>
          <table:table-cell table:style-name="ce6" table:formula="of:=[.$B$3]*[.A40]" office:value-type="float" office:value="358.4" calcext:value-type="float">
            <text:p>358.40</text:p>
          </table:table-cell>
          <table:table-cell table:style-name="ce6" table:formula="of:=[.$B$4]*[.A40]" office:value-type="float" office:value="201.6" calcext:value-type="float">
            <text:p>201.60</text:p>
          </table:table-cell>
          <table:table-cell table:number-columns-repeated="1020"/>
        </table:table-row>
        <table:table-row table:style-name="ro2">
          <table:table-cell table:style-name="ce3" office:value-type="float" office:value="0.29" calcext:value-type="float">
            <text:p>0.29</text:p>
          </table:table-cell>
          <table:table-cell table:style-name="ce6" table:formula="of:=[.$B$13]*[.A41]+[.$B$14]" office:value-type="float" office:value="277.736470594" calcext:value-type="float">
            <text:p>277.74</text:p>
          </table:table-cell>
          <table:table-cell table:style-name="ce6" table:formula="of:=[.$B$3]*[.A41]" office:value-type="float" office:value="371.2" calcext:value-type="float">
            <text:p>371.20</text:p>
          </table:table-cell>
          <table:table-cell table:style-name="ce6" table:formula="of:=[.$B$4]*[.A41]" office:value-type="float" office:value="208.8" calcext:value-type="float">
            <text:p>208.80</text:p>
          </table:table-cell>
          <table:table-cell table:number-columns-repeated="1020"/>
        </table:table-row>
        <table:table-row table:style-name="ro2">
          <table:table-cell table:style-name="ce3" office:value-type="float" office:value="0.3" calcext:value-type="float">
            <text:p>0.30</text:p>
          </table:table-cell>
          <table:table-cell table:style-name="ce6" table:formula="of:=[.$B$13]*[.A42]+[.$B$14]" office:value-type="float" office:value="287.631372555" calcext:value-type="float">
            <text:p>287.63</text:p>
          </table:table-cell>
          <table:table-cell table:style-name="ce6" table:formula="of:=[.$B$3]*[.A42]" office:value-type="float" office:value="384" calcext:value-type="float">
            <text:p>384.00</text:p>
          </table:table-cell>
          <table:table-cell table:style-name="ce6" table:formula="of:=[.$B$4]*[.A42]" office:value-type="float" office:value="216" calcext:value-type="float">
            <text:p>216.00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626cm" svg:y="4.111cm" style:legend-expansion="high" chart:style-name="ch2"/>
        <chart:plot-area chart:style-name="ch3" table:cell-range-address="'Full 1'.A16:'Full 1'.D42" chart:data-source-has-labels="both" svg:x="0.317cm" svg:y="0.196cm" svg:width="11.992cm" svg:height="8.394cm">
          <chartooo:coordinate-region svg:x="0.974cm" svg:y="0.196cm" svg:width="11.195cm" svg:height="7.347cm"/>
          <chart:axis chart:dimension="x" chart:name="primary-x" chart:style-name="ch4" chartooo:axis-type="text">
            <chart:title svg:x="5.362cm" svg:y="8.787cm" chart:style-name="ch5">
              <text:p>Rs[mm/pix]</text:p>
            </chart:title>
            <chart:categories table:cell-range-address="'Full 1'.A18:'Full 1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ull 1'.B18:'Full 1'.B42" chart:label-cell-address="'Full 1'.B16:'Full 1'.B17" chart:class="chart:line">
            <chart:data-point chart:repeated="25"/>
          </chart:series>
          <chart:series chart:style-name="ch9" chart:values-cell-range-address="'Full 1'.C18:'Full 1'.C42" chart:label-cell-address="'Full 1'.C16:'Full 1'.C17" chart:class="chart:line">
            <chart:data-point chart:repeated="25"/>
          </chart:series>
          <chart:series chart:style-name="ch10" chart:values-cell-range-address="'Full 1'.D18:'Full 1'.D42" chart:label-cell-address="'Full 1'.D16:'Full 1'.D17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 [mm]</text:p>
                <text:list>
                  <text:list-item>
                    <text:p/>
                  </text:list-item>
                  <text:list-item>
                    <text:p>D [mm]</text:p>
                  </text:list-item>
                </text:list>
                <draw:g>
                  <svg:desc>'Full 1'.B16:'Full 1'.B17</svg:desc>
                </draw:g>
              </table:table-cell>
              <table:table-cell office:value-type="string">
                <text:p>FOVh [mm]</text:p>
                <text:list>
                  <text:list-item>
                    <text:p/>
                  </text:list-item>
                  <text:list-item>
                    <text:p>FOVh [mm]</text:p>
                  </text:list-item>
                </text:list>
                <draw:g>
                  <svg:desc>'Full 1'.C16:'Full 1'.C17</svg:desc>
                </draw:g>
              </table:table-cell>
              <table:table-cell office:value-type="string">
                <text:p>FOVv [mm]</text:p>
                <text:list>
                  <text:list-item>
                    <text:p/>
                  </text:list-item>
                  <text:list-item>
                    <text:p>FOVv [mm]</text:p>
                  </text:list-item>
                </text:list>
                <draw:g>
                  <svg:desc>'Full 1'.D16:'Full 1'.D17</svg:desc>
                </draw:g>
              </table:table-cell>
            </table:table-row>
          </table:table-header-rows>
          <table:table-rows>
            <table:table-row>
              <table:table-cell office:value-type="float" office:value="0.06">
                <text:p>0.06</text:p>
                <draw:g>
                  <svg:desc>'Full 1'.A18:'Full 1'.A42</svg:desc>
                </draw:g>
              </table:table-cell>
              <table:table-cell office:value-type="float" office:value="50.153725491">
                <text:p>50.153725491</text:p>
                <draw:g>
                  <svg:desc>'Full 1'.B18:'Full 1'.B42</svg:desc>
                </draw:g>
              </table:table-cell>
              <table:table-cell office:value-type="float" office:value="76.8">
                <text:p>76.8</text:p>
                <draw:g>
                  <svg:desc>'Full 1'.C18:'Full 1'.C42</svg:desc>
                </draw:g>
              </table:table-cell>
              <table:table-cell office:value-type="float" office:value="43.2">
                <text:p>43.2</text:p>
                <draw:g>
                  <svg:desc>'Full 1'.D18:'Full 1'.D42</svg:desc>
                </draw:g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60.048627452">
                <text:p>60.048627452</text:p>
              </table:table-cell>
              <table:table-cell office:value-type="float" office:value="89.6">
                <text:p>89.6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69.943529413">
                <text:p>69.943529413</text:p>
              </table:table-cell>
              <table:table-cell office:value-type="float" office:value="102.4">
                <text:p>102.4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79.838431374">
                <text:p>79.838431374</text:p>
              </table:table-cell>
              <table:table-cell office:value-type="float" office:value="115.2">
                <text:p>115.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733333335">
                <text:p>89.733333335</text:p>
              </table:table-cell>
              <table:table-cell office:value-type="float" office:value="128">
                <text:p>1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99.628235296">
                <text:p>99.628235296</text:p>
              </table:table-cell>
              <table:table-cell office:value-type="float" office:value="140.8">
                <text:p>140.8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09.523137257">
                <text:p>109.523137257</text:p>
              </table:table-cell>
              <table:table-cell office:value-type="float" office:value="153.6">
                <text:p>153.6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9.418039218">
                <text:p>119.418039218</text:p>
              </table:table-cell>
              <table:table-cell office:value-type="float" office:value="166.4">
                <text:p>166.4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29.312941179">
                <text:p>129.312941179</text:p>
              </table:table-cell>
              <table:table-cell office:value-type="float" office:value="179.2">
                <text:p>179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39.20784314">
                <text:p>139.20784314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49.102745101">
                <text:p>149.102745101</text:p>
              </table:table-cell>
              <table:table-cell office:value-type="float" office:value="204.8">
                <text:p>204.8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58.997647062">
                <text:p>158.997647062</text:p>
              </table:table-cell>
              <table:table-cell office:value-type="float" office:value="217.6">
                <text:p>217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68.892549023">
                <text:p>168.892549023</text:p>
              </table:table-cell>
              <table:table-cell office:value-type="float" office:value="230.4">
                <text:p>230.4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78.787450984">
                <text:p>178.787450984</text:p>
              </table:table-cell>
              <table:table-cell office:value-type="float" office:value="243.2">
                <text:p>243.2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88.682352945">
                <text:p>188.682352945</text:p>
              </table:table-cell>
              <table:table-cell office:value-type="float" office:value="256">
                <text:p>2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98.577254906">
                <text:p>198.577254906</text:p>
              </table:table-cell>
              <table:table-cell office:value-type="float" office:value="268.8">
                <text:p>268.8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08.472156867">
                <text:p>208.472156867</text:p>
              </table:table-cell>
              <table:table-cell office:value-type="float" office:value="281.6">
                <text:p>281.6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218.367058828">
                <text:p>218.367058828</text:p>
              </table:table-cell>
              <table:table-cell office:value-type="float" office:value="294.4">
                <text:p>294.4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228.261960789">
                <text:p>228.261960789</text:p>
              </table:table-cell>
              <table:table-cell office:value-type="float" office:value="307.2">
                <text:p>307.2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38.15686275">
                <text:p>238.15686275</text:p>
              </table:table-cell>
              <table:table-cell office:value-type="float" office:value="320">
                <text:p>3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48.051764711">
                <text:p>248.051764711</text:p>
              </table:table-cell>
              <table:table-cell office:value-type="float" office:value="332.8">
                <text:p>332.8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57.946666672">
                <text:p>257.946666672</text:p>
              </table:table-cell>
              <table:table-cell office:value-type="float" office:value="345.6">
                <text:p>345.6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67.841568633">
                <text:p>267.841568633</text:p>
              </table:table-cell>
              <table:table-cell office:value-type="float" office:value="358.4">
                <text:p>358.4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77.736470594">
                <text:p>277.736470594</text:p>
              </table:table-cell>
              <table:table-cell office:value-type="float" office:value="371.2">
                <text:p>371.2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87.631372555">
                <text:p>287.631372555</text:p>
              </table:table-cell>
              <table:table-cell office:value-type="float" office:value="384">
                <text:p>384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